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yered Crepe</text:p>
      <text:p text:style-name="Standard"/>
      <text:p text:style-name="P2">Fruits</text:p>
      <text:p text:style-name="Standard">Strawberry</text:p>
      <text:p text:style-name="Standard">Raspberry</text:p>
      <text:p text:style-name="Standard">Blueberry</text:p>
      <text:p text:style-name="Standard">Banana</text:p>
      <text:p text:style-name="Standard"/>
      <text:p text:style-name="P2">Crepe batter</text:p>
      <text:p text:style-name="Standard">1 ¼ cup milk</text:p>
      <text:p text:style-name="Standard">2 eggs</text:p>
      <text:p text:style-name="Standard">1 cup flour</text:p>
      <text:p text:style-name="Standard">2 tbsp vegetable oil</text:p>
      <text:p text:style-name="Standard">pinch of salt</text:p>
      <text:p text:style-name="Standard">&gt; Mix in blender and leave overnight for the gluten to develop.</text:p>
      <text:p text:style-name="Standard"/>
      <text:p text:style-name="P2">Raspberry Coulis</text:p>
      <text:p text:style-name="Standard">1 cup red raspberry</text:p>
      <text:p text:style-name="Standard">2 tsp lemon juice</text:p>
      <text:p text:style-name="Standard">½ cup sugar</text:p>
      <text:p text:style-name="Standard">water (if you want liquidy coulis. I didn't add any)</text:p>
      <text:p text:style-name="Standard">&gt; Hint: Make this before starting the crepes. This will take ~30 minutes to make, so you can have this in the background while cooking the crepes.</text:p>
      <text:p text:style-name="Standard"/>
      <text:p text:style-name="P2">Mascarpone crème (to put between crepe layers)</text:p>
      <text:p text:style-name="Standard">¾ mascarpone</text:p>
      <text:p text:style-name="Standard">1 ½ cup heavy cream</text:p>
      <text:p text:style-name="Standard">3 tbsp sugar</text:p>
      <text:p text:style-name="Standard">½ tsp vanilla extract</text:p>
      <text:p text:style-name="Standard"/>
      <text:p text:style-name="Standard">&gt; Put a layer of the mascarpone cream for each crepe layer.</text:p>
      <text:p text:style-name="Standard">&gt; Top off with powdered sugar, whipped cream, and fru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8-23T09:04:58.82</dc:date>
    <meta:editing-duration>PT33M35S</meta:editing-duration>
    <meta:editing-cycles>18</meta:editing-cycles>
    <meta:generator>OpenOffice/4.1.4$Win32 OpenOffice.org_project/414m5$Build-9788</meta:generator>
    <meta:document-statistic meta:table-count="0" meta:image-count="0" meta:object-count="0" meta:page-count="1" meta:paragraph-count="26" meta:word-count="130" meta:character-count="677"/>
  </office:meta>
</office:document-meta>
</file>